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71.4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oboy_moto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face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oboy_text_5.5mm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tar_Ground_2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MK3,MK1,MK2,MK4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7,Q1,Q2,Q3,Q4,Q5,Q6</text:p>
          </table:table-cell>
          <table:table-cell office:value-type="string" calcext:value-type="string">
            <text:p>VSON-8_3.3x3.3mm_Pitch0.65mm_NexF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D18534Q5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/3W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10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E9879QX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1,C25,C26,C27,C28,C29,C30,C31,C32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Smal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P_Elec_6.3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lec_4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_PIN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UQFN-10_1.4x1.8mm_Pitch0.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A225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Bosch_LGA-14_3x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010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_Green</text:p>
          </table:table-cell>
          <table:table-cell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D</text:p>
          </table:table-cell>
          <table:table-cell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C</text:p>
          </table:table-cell>
          <table:table-cell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ar_sil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yes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svg2mod</text:p>
          </table:table-cell>
          <table:table-cell office:value-type="string" calcext:value-type="string">
            <text:p>Roboy_Logo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-2_SMD_Pad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,C2,C3,C12,C17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4,C5,C7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8,C9,C10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1,C34,C37,C38,C39,C43,C44,C45</text:p>
          </table:table-cell>
          <table:table-cell office:value-type="string" calcext:value-type="string">
            <text:p>The_0402_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3,C14,C15,C16,C18,C19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20,C22,C24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/50V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35,C36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2,D3,D7,D8,D9</text:p>
          </table:table-cell>
          <table:table-cell office:value-type="string" calcext:value-type="string">
            <text:p>D_SOD-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MEG4010AESBY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WS2812B-PLCC4_3.5x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Pixe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Dual_0603_A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ual_AACC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Wago_2060_3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Encod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_Sensor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1 / I2C / Dis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,R3,R26,R29</text:p>
          </table:table-cell>
          <table:table-cell office:value-type="string" calcext:value-type="string">
            <text:p>The_0402_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4,R21,R22,R23,R27,R28,R32,R34,R35</text:p>
          </table:table-cell>
          <table:table-cell office:value-type="string" calcext:value-type="string">
            <text:p>The_0402_F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5,R6,R9,R10,R16,R17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7,R8,R11,R12,R18,R19,R24,R25,R30,R33</text:p>
          </table:table-cell>
          <table:table-cell office:value-type="string" calcext:value-type="string">
            <text:p>The_0402_F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PTC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-D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17-3.3YMT-TZ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M69D130_Simic_u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Infineo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Z128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LLGA6_1.45_x_1.0_0.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LX2G17AMX1TCG</text:p>
          </table:table-cell>
          <table:table-cell/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6:33:08.551947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17:03.043898553</dc:date>
    <meta:editing-duration>PT5H55M4S</meta:editing-duration>
    <meta:editing-cycles>3</meta:editing-cycles>
    <meta:generator>LibreOffice/6.0.7.3$Linux_X86_64 LibreOffice_project/00m0$Build-3</meta:generator>
    <meta:document-statistic meta:table-count="1" meta:cell-count="311" meta:object-count="0"/>
  </office:meta>
</office:document-meta>
</file>